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25in" svg:x="4.1555in" svg:y="1.7543in">
            <draw:object draw:notify-on-update-of-ranges="Sheet1.D4:Sheet1.D8 Sheet1.C4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4.7k voltage divider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TC</text:p>
          </table:table-cell>
          <table:table-cell table:style-name="Default" office:value-type="string" calcext:value-type="string">
            <text:p>temp [K]</text:p>
          </table:table-cell>
          <table:table-cell office:value-type="string" calcext:value-type="string">
            <text:p>temp [C]</text:p>
          </table:table-cell>
          <table:table-cell office:value-type="string" calcext:value-type="string">
            <text:p>analog_read</text:p>
          </table:table-cell>
          <table:table-cell table:number-columns-repeated="3"/>
        </table:table-row>
        <table:table-row table:style-name="ro1">
          <table:table-cell office:value-type="float" office:value="557000" calcext:value-type="float">
            <text:p>557000</text:p>
          </table:table-cell>
          <table:table-cell table:formula="of:=1 / ([.$G$5]+[.$G$6]*LOG([.A4]/1000) + [.$G$7]*(LOG([.A4]/1000))*(LOG([.A4]/1000))+[.$G$8]*(LOG([.A4]/1000))*(LOG([.A4]/1000))*(LOG([.A4]/1000)))" office:value-type="float" office:value="294.656843061268" calcext:value-type="float">
            <text:p>295</text:p>
          </table:table-cell>
          <table:table-cell table:style-name="ce1" table:formula="of:=[.B4]-273.15" office:value-type="float" office:value="21.5068430612683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TC polynomial coeficients</text:p>
          </table:table-cell>
          <table:table-cell/>
        </table:table-row>
        <table:table-row table:style-name="ro1">
          <table:table-cell office:value-type="float" office:value="181000" calcext:value-type="float">
            <text:p>181000</text:p>
          </table:table-cell>
          <table:table-cell table:formula="of:=1 / ([.$G$5]+[.$G$6]*LOG([.A5]/1000) + [.$G$7]*(LOG([.A5]/1000))*(LOG([.A5]/1000))+[.$G$8]*(LOG([.A5]/1000))*(LOG([.A5]/1000))*(LOG([.A5]/1000)))" office:value-type="float" office:value="319.812983538319" calcext:value-type="float">
            <text:p>320</text:p>
          </table:table-cell>
          <table:table-cell table:style-name="ce1" table:formula="of:=[.B5]-273.15" office:value-type="float" office:value="46.6629835383193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</text:p>
          </table:table-cell>
          <table:table-cell table:formula="of:=1.97/1000" office:value-type="float" office:value="0.00197" calcext:value-type="float">
            <text:p>0.0019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1 / ([.$G$5]+[.$G$6]*LOG([.A6]/1000) + [.$G$7]*(LOG([.A6]/1000))*(LOG([.A6]/1000))+[.$G$8]*(LOG([.A6]/1000))*(LOG([.A6]/1000))*(LOG([.A6]/1000)))" office:value-type="float" office:value="381.821684850581" calcext:value-type="float">
            <text:p>382</text:p>
          </table:table-cell>
          <table:table-cell table:style-name="ce1" table:formula="of:=[.B6]-273.15" office:value-type="float" office:value="108.671684850581" calcext:value-type="float">
            <text:p>109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b</text:p>
          </table:table-cell>
          <table:table-cell table:formula="of:=4.7715/10000" office:value-type="float" office:value="0.00047715" calcext:value-type="float">
            <text:p>0.0004771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1 / ([.$G$5]+[.$G$6]*LOG([.A7]/1000) + [.$G$7]*(LOG([.A7]/1000))*(LOG([.A7]/1000))+[.$G$8]*(LOG([.A7]/1000))*(LOG([.A7]/1000))*(LOG([.A7]/1000)))" office:value-type="float" office:value="445.431918880222" calcext:value-type="float">
            <text:p>445</text:p>
          </table:table-cell>
          <table:table-cell table:style-name="ce1" table:formula="of:=[.B7]-273.15" office:value-type="float" office:value="172.281918880222" calcext:value-type="float">
            <text:p>172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c</text:p>
          </table:table-cell>
          <table:table-cell table:formula="of:=1.8137/100000" office:value-type="float" office:value="0.000018137" calcext:value-type="float">
            <text:p>0.00001813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1 / ([.$G$5]+[.$G$6]*LOG([.A8]/1000) + [.$G$7]*(LOG([.A8]/1000))*(LOG([.A8]/1000))+[.$G$8]*(LOG([.A8]/1000))*(LOG([.A8]/1000))*(LOG([.A8]/1000)))" office:value-type="float" office:value="511.92320299922" calcext:value-type="float">
            <text:p>512</text:p>
          </table:table-cell>
          <table:table-cell table:style-name="ce1" table:formula="of:=[.B8]-273.15" office:value-type="float" office:value="238.77320299922" calcext:value-type="float">
            <text:p>239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d</text:p>
          </table:table-cell>
          <table:table-cell table:formula="of:=-1.11841/1000000" office:value-type="float" office:value="-0.00000111841" calcext:value-type="float">
            <text:p>-0.00000111841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emp [C]</text:p>
          </table:table-cell>
          <table:table-cell table:style-name="Default" office:value-type="string" calcext:value-type="string">
            <text:p>setpoint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1]-14.3)/0.21" office:value-type="float" office:value="884.285714285714" calcext:value-type="float">
            <text:p>884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[.A12]-14.3)/0.21" office:value-type="float" office:value="979.52380952381" calcext:value-type="float">
            <text:p>9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8:44:21.484629704</meta:creation-date>
    <dc:date>2024-11-18T19:16:52.244277247</dc:date>
    <meta:editing-duration>PT8H24M23S</meta:editing-duration>
    <meta:editing-cycles>26</meta:editing-cycles>
    <meta:generator>LibreOffice/7.3.7.2$Linux_X86_64 LibreOffice_project/30$Build-2</meta:generator>
    <meta:document-statistic meta:table-count="1" meta:cell-count="4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2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8.999cm" xlink:href=".." xlink:type="simple" chart:class="chart:scatter" chart:column-mapping="1 0" chart:style-name="ch1">
        <chart:title svg:x="6.425cm" svg:y="0.315cm" chart:style-name="ch2">
          <text:p>T(analog_read)</text:p>
        </chart:title>
        <chart:subtitle svg:x="7.562cm" svg:y="1.273cm" chart:style-name="ch3">
          <text:p>4.7k</text:p>
        </chart:subtitle>
        <chart:plot-area chart:style-name="ch4" table:cell-range-address="Sheet1.C4:Sheet1.D8" svg:x="1.331cm" svg:y="2.135cm" svg:width="14.356cm" svg:height="5.704cm">
          <chart:coordinate-region svg:x="2.138cm" svg:y="2.335cm" svg:width="13.177cm" svg:height="4.857cm"/>
          <chart:axis chart:dimension="x" chart:name="primary-x" chart:style-name="ch5">
            <chart:title svg:x="6.904cm" svg:y="8.018cm" chart:style-name="ch6">
              <text:p>10-bit analog readi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521cm" chart:style-name="ch10">
              <text:p>T [ °C ]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C4:Sheet1.C8" chart:class="chart:scatter">
            <chart:domain table:cell-range-address="Sheet1.D4:Sheet1.D8"/>
            <chart:regression-curve chart:style-name="ch12">
              <chart:equation chart:display-equation="true" chart:display-r-square="false" svg:x="10.156cm" svg:y="5.876cm" chart:style-name="ch13"/>
            </chart:regression-curve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1.D4:Sheet1.D8</svg:desc>
                </draw:g>
              </table:table-cell>
              <table:table-cell office:value-type="float" office:value="21.5068430612683">
                <text:p>21.5068430612683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46.6629835383193">
                <text:p>46.6629835383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2">
                <text:p>472</text:p>
              </table:table-cell>
              <table:table-cell office:value-type="float" office:value="108.671684850581">
                <text:p>108.67168485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0">
                <text:p>820</text:p>
              </table:table-cell>
              <table:table-cell office:value-type="float" office:value="172.281918880222">
                <text:p>172.281918880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2">
                <text:p>962</text:p>
              </table:table-cell>
              <table:table-cell office:value-type="float" office:value="238.77320299922">
                <text:p>238.773202999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